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e5114"/>
    </style:style>
    <style:style style:name="P3" style:family="paragraph" style:parent-style-name="Standard" style:list-style-name="L1">
      <style:text-properties officeooo:paragraph-rsid="001a1009"/>
    </style:style>
    <style:style style:name="P4" style:family="paragraph" style:parent-style-name="Standard" style:list-style-name="L1">
      <style:text-properties officeooo:paragraph-rsid="00168d68"/>
    </style:style>
    <style:style style:name="P5" style:family="paragraph" style:parent-style-name="Standard" style:list-style-name="L1">
      <style:text-properties officeooo:paragraph-rsid="0013ecba"/>
    </style:style>
    <style:style style:name="P6" style:family="paragraph" style:parent-style-name="Standard" style:list-style-name="L1">
      <style:text-properties officeooo:paragraph-rsid="0012d86b"/>
    </style:style>
    <style:style style:name="P7" style:family="paragraph" style:parent-style-name="Standard" style:list-style-name="L1">
      <style:text-properties officeooo:paragraph-rsid="0010e2b7"/>
    </style:style>
    <style:style style:name="P8" style:family="paragraph" style:parent-style-name="Standard" style:list-style-name="L1">
      <style:text-properties officeooo:paragraph-rsid="000f711b"/>
    </style:style>
    <style:style style:name="P9" style:family="paragraph" style:parent-style-name="Standard" style:list-style-name="L1">
      <style:text-properties officeooo:paragraph-rsid="000ef59f"/>
    </style:style>
    <style:style style:name="P10" style:family="paragraph" style:parent-style-name="Standard" style:list-style-name="L1">
      <style:text-properties officeooo:paragraph-rsid="002c4da2"/>
    </style:style>
    <style:style style:name="P11" style:family="paragraph" style:parent-style-name="Standard" style:list-style-name="L1">
      <style:text-properties officeooo:paragraph-rsid="0033a1f9"/>
    </style:style>
    <style:style style:name="P12" style:family="paragraph" style:parent-style-name="Standard" style:list-style-name="L1">
      <style:text-properties officeooo:paragraph-rsid="0036fa93"/>
    </style:style>
    <style:style style:name="P13" style:family="paragraph" style:parent-style-name="Standard" style:list-style-name="L1">
      <style:text-properties officeooo:paragraph-rsid="003852d4"/>
    </style:style>
    <style:style style:name="P14" style:family="paragraph" style:parent-style-name="Standard" style:list-style-name="L1">
      <style:text-properties officeooo:paragraph-rsid="004406c6"/>
    </style:style>
    <style:style style:name="P15" style:family="paragraph" style:parent-style-name="Standard" style:list-style-name="L1">
      <style:text-properties officeooo:paragraph-rsid="00450034"/>
    </style:style>
    <style:style style:name="P16" style:family="paragraph" style:parent-style-name="Standard" style:list-style-name="L1">
      <style:text-properties officeooo:paragraph-rsid="0069e0d2"/>
    </style:style>
    <style:style style:name="P17" style:family="paragraph" style:parent-style-name="Standard" style:list-style-name="L1">
      <style:text-properties officeooo:paragraph-rsid="0074b442"/>
    </style:style>
    <style:style style:name="P18" style:family="paragraph" style:parent-style-name="Standard" style:list-style-name="L1">
      <style:text-properties officeooo:paragraph-rsid="00775b9b"/>
    </style:style>
    <style:style style:name="P19" style:family="paragraph" style:parent-style-name="Standard" style:list-style-name="L1">
      <style:text-properties officeooo:paragraph-rsid="0081328e"/>
    </style:style>
    <style:style style:name="P20" style:family="paragraph" style:parent-style-name="Standard" style:list-style-name="L1">
      <style:text-properties officeooo:paragraph-rsid="0081ab38"/>
    </style:style>
    <style:style style:name="P21" style:family="paragraph" style:parent-style-name="Standard" style:list-style-name="L1">
      <style:text-properties officeooo:paragraph-rsid="0084a46c"/>
    </style:style>
    <style:style style:name="P22" style:family="paragraph" style:parent-style-name="Standard" style:list-style-name="L1">
      <style:text-properties officeooo:paragraph-rsid="009776f6"/>
    </style:style>
    <style:style style:name="P23" style:family="paragraph" style:parent-style-name="Standard" style:list-style-name="L1">
      <style:text-properties officeooo:paragraph-rsid="009aa657"/>
    </style:style>
    <style:style style:name="P24" style:family="paragraph" style:parent-style-name="Standard" style:list-style-name="L1">
      <style:text-properties officeooo:paragraph-rsid="00a2b4ee"/>
    </style:style>
    <style:style style:name="P25" style:family="paragraph" style:parent-style-name="Standard" style:list-style-name="L1">
      <style:text-properties officeooo:paragraph-rsid="00ab7fa2"/>
    </style:style>
    <style:style style:name="P26" style:family="paragraph" style:parent-style-name="Standard" style:list-style-name="L1">
      <style:text-properties officeooo:paragraph-rsid="00b87128"/>
    </style:style>
    <style:style style:name="P27" style:family="paragraph" style:parent-style-name="Standard" style:list-style-name="L1">
      <style:text-properties officeooo:paragraph-rsid="00bf3c51"/>
    </style:style>
    <style:style style:name="P28" style:family="paragraph" style:parent-style-name="Standard" style:list-style-name="L1">
      <style:text-properties officeooo:paragraph-rsid="00c01e37"/>
    </style:style>
    <style:style style:name="P29" style:family="paragraph" style:parent-style-name="Standard" style:list-style-name="L1">
      <style:text-properties officeooo:paragraph-rsid="00c17530"/>
    </style:style>
    <style:style style:name="P30" style:family="paragraph" style:parent-style-name="Standard" style:list-style-name="L1">
      <style:text-properties officeooo:rsid="00883815" officeooo:paragraph-rsid="00883815"/>
    </style:style>
    <style:style style:name="P31" style:family="paragraph" style:parent-style-name="Standard" style:list-style-name="L1">
      <style:text-properties officeooo:rsid="00c2bc2e" officeooo:paragraph-rsid="00c2bc2e"/>
    </style:style>
    <style:style style:name="T1" style:family="text">
      <style:text-properties officeooo:rsid="000e5114"/>
    </style:style>
    <style:style style:name="T2" style:family="text">
      <style:text-properties officeooo:rsid="000ef59f"/>
    </style:style>
    <style:style style:name="T3" style:family="text">
      <style:text-properties officeooo:rsid="000f711b"/>
    </style:style>
    <style:style style:name="T4" style:family="text">
      <style:text-properties officeooo:rsid="0010e2b7"/>
    </style:style>
    <style:style style:name="T5" style:family="text">
      <style:text-properties officeooo:rsid="0012d86b"/>
    </style:style>
    <style:style style:name="T6" style:family="text">
      <style:text-properties officeooo:rsid="0013ecba"/>
    </style:style>
    <style:style style:name="T7" style:family="text">
      <style:text-properties officeooo:rsid="00155802"/>
    </style:style>
    <style:style style:name="T8" style:family="text">
      <style:text-properties officeooo:rsid="00168d68"/>
    </style:style>
    <style:style style:name="T9" style:family="text">
      <style:text-properties officeooo:rsid="00186c07"/>
    </style:style>
    <style:style style:name="T10" style:family="text">
      <style:text-properties officeooo:rsid="0018bbb2"/>
    </style:style>
    <style:style style:name="T11" style:family="text">
      <style:text-properties officeooo:rsid="0019bca7"/>
    </style:style>
    <style:style style:name="T12" style:family="text">
      <style:text-properties officeooo:rsid="001a1009"/>
    </style:style>
    <style:style style:name="T13" style:family="text">
      <style:text-properties officeooo:rsid="001bfc7c"/>
    </style:style>
    <style:style style:name="T14" style:family="text">
      <style:text-properties officeooo:rsid="001d42a2"/>
    </style:style>
    <style:style style:name="T15" style:family="text">
      <style:text-properties officeooo:rsid="001ef383"/>
    </style:style>
    <style:style style:name="T16" style:family="text">
      <style:text-properties officeooo:rsid="00209810"/>
    </style:style>
    <style:style style:name="T17" style:family="text">
      <style:text-properties officeooo:rsid="00215469"/>
    </style:style>
    <style:style style:name="T18" style:family="text">
      <style:text-properties officeooo:rsid="00220b18"/>
    </style:style>
    <style:style style:name="T19" style:family="text">
      <style:text-properties officeooo:rsid="0023dcfb"/>
    </style:style>
    <style:style style:name="T20" style:family="text">
      <style:text-properties officeooo:rsid="0024fb35"/>
    </style:style>
    <style:style style:name="T21" style:family="text">
      <style:text-properties officeooo:rsid="00256303"/>
    </style:style>
    <style:style style:name="T22" style:family="text">
      <style:text-properties officeooo:rsid="0026b313"/>
    </style:style>
    <style:style style:name="T23" style:family="text">
      <style:text-properties officeooo:rsid="00286288"/>
    </style:style>
    <style:style style:name="T24" style:family="text">
      <style:text-properties officeooo:rsid="0028ca9e"/>
    </style:style>
    <style:style style:name="T25" style:family="text">
      <style:text-properties officeooo:rsid="002ac099"/>
    </style:style>
    <style:style style:name="T26" style:family="text">
      <style:text-properties officeooo:rsid="002c4da2"/>
    </style:style>
    <style:style style:name="T27" style:family="text">
      <style:text-properties officeooo:rsid="002de2e0"/>
    </style:style>
    <style:style style:name="T28" style:family="text">
      <style:text-properties officeooo:rsid="002e7cc8"/>
    </style:style>
    <style:style style:name="T29" style:family="text">
      <style:text-properties officeooo:rsid="002ece9a"/>
    </style:style>
    <style:style style:name="T30" style:family="text">
      <style:text-properties officeooo:rsid="0030af37"/>
    </style:style>
    <style:style style:name="T31" style:family="text">
      <style:text-properties officeooo:rsid="00312d2b"/>
    </style:style>
    <style:style style:name="T32" style:family="text">
      <style:text-properties officeooo:rsid="00316bbd"/>
    </style:style>
    <style:style style:name="T33" style:family="text">
      <style:text-properties officeooo:rsid="00321883"/>
    </style:style>
    <style:style style:name="T34" style:family="text">
      <style:text-properties officeooo:rsid="0033a1f9"/>
    </style:style>
    <style:style style:name="T35" style:family="text">
      <style:text-properties officeooo:rsid="00342cab"/>
    </style:style>
    <style:style style:name="T36" style:family="text">
      <style:text-properties officeooo:rsid="0034d508"/>
    </style:style>
    <style:style style:name="T37" style:family="text">
      <style:text-properties officeooo:rsid="00363fb2"/>
    </style:style>
    <style:style style:name="T38" style:family="text">
      <style:text-properties officeooo:rsid="0036742d"/>
    </style:style>
    <style:style style:name="T39" style:family="text">
      <style:text-properties officeooo:rsid="00369008"/>
    </style:style>
    <style:style style:name="T40" style:family="text">
      <style:text-properties officeooo:rsid="0036caaa"/>
    </style:style>
    <style:style style:name="T41" style:family="text">
      <style:text-properties officeooo:rsid="0036fa93"/>
    </style:style>
    <style:style style:name="T42" style:family="text">
      <style:text-properties officeooo:rsid="0038956b"/>
    </style:style>
    <style:style style:name="T43" style:family="text">
      <style:text-properties officeooo:rsid="003b2c3d"/>
    </style:style>
    <style:style style:name="T44" style:family="text">
      <style:text-properties officeooo:rsid="003c6757"/>
    </style:style>
    <style:style style:name="T45" style:family="text">
      <style:text-properties officeooo:rsid="003dd541"/>
    </style:style>
    <style:style style:name="T46" style:family="text">
      <style:text-properties officeooo:rsid="003ee5c0"/>
    </style:style>
    <style:style style:name="T47" style:family="text">
      <style:text-properties officeooo:rsid="0040390a"/>
    </style:style>
    <style:style style:name="T48" style:family="text">
      <style:text-properties officeooo:rsid="0040469d"/>
    </style:style>
    <style:style style:name="T49" style:family="text">
      <style:text-properties officeooo:rsid="00413d26"/>
    </style:style>
    <style:style style:name="T50" style:family="text">
      <style:text-properties officeooo:rsid="00421b07"/>
    </style:style>
    <style:style style:name="T51" style:family="text">
      <style:text-properties officeooo:rsid="004406c6"/>
    </style:style>
    <style:style style:name="T52" style:family="text">
      <style:text-properties officeooo:rsid="00445b4b"/>
    </style:style>
    <style:style style:name="T53" style:family="text">
      <style:text-properties officeooo:rsid="00445fca"/>
    </style:style>
    <style:style style:name="T54" style:family="text">
      <style:text-properties officeooo:rsid="0044882e"/>
    </style:style>
    <style:style style:name="T55" style:family="text">
      <style:text-properties officeooo:rsid="00450034"/>
    </style:style>
    <style:style style:name="T56" style:family="text">
      <style:text-properties officeooo:rsid="0045163a"/>
    </style:style>
    <style:style style:name="T57" style:family="text">
      <style:text-properties officeooo:rsid="0046ffc1"/>
    </style:style>
    <style:style style:name="T58" style:family="text">
      <style:text-properties officeooo:rsid="0047498a"/>
    </style:style>
    <style:style style:name="T59" style:family="text">
      <style:text-properties officeooo:rsid="0049276b"/>
    </style:style>
    <style:style style:name="T60" style:family="text">
      <style:text-properties officeooo:rsid="004b091f"/>
    </style:style>
    <style:style style:name="T61" style:family="text">
      <style:text-properties officeooo:rsid="004c6ae7"/>
    </style:style>
    <style:style style:name="T62" style:family="text">
      <style:text-properties officeooo:rsid="004d2852"/>
    </style:style>
    <style:style style:name="T63" style:family="text">
      <style:text-properties officeooo:rsid="004d39a5"/>
    </style:style>
    <style:style style:name="T64" style:family="text">
      <style:text-properties officeooo:rsid="004e6f6a"/>
    </style:style>
    <style:style style:name="T65" style:family="text">
      <style:text-properties officeooo:rsid="004e97ac"/>
    </style:style>
    <style:style style:name="T66" style:family="text">
      <style:text-properties officeooo:rsid="00505dff"/>
    </style:style>
    <style:style style:name="T67" style:family="text">
      <style:text-properties officeooo:rsid="0050bbee"/>
    </style:style>
    <style:style style:name="T68" style:family="text">
      <style:text-properties officeooo:rsid="00513c86"/>
    </style:style>
    <style:style style:name="T69" style:family="text">
      <style:text-properties officeooo:rsid="005290e5"/>
    </style:style>
    <style:style style:name="T70" style:family="text">
      <style:text-properties officeooo:rsid="00545777"/>
    </style:style>
    <style:style style:name="T71" style:family="text">
      <style:text-properties officeooo:rsid="0056001a"/>
    </style:style>
    <style:style style:name="T72" style:family="text">
      <style:text-properties officeooo:rsid="0058a7d0"/>
    </style:style>
    <style:style style:name="T73" style:family="text">
      <style:text-properties officeooo:rsid="00598572"/>
    </style:style>
    <style:style style:name="T74" style:family="text">
      <style:text-properties officeooo:rsid="005b0b23"/>
    </style:style>
    <style:style style:name="T75" style:family="text">
      <style:text-properties officeooo:rsid="005cf8a1"/>
    </style:style>
    <style:style style:name="T76" style:family="text">
      <style:text-properties officeooo:rsid="005e668b"/>
    </style:style>
    <style:style style:name="T77" style:family="text">
      <style:text-properties officeooo:rsid="005f2e7d"/>
    </style:style>
    <style:style style:name="T78" style:family="text">
      <style:text-properties officeooo:rsid="00608e99"/>
    </style:style>
    <style:style style:name="T79" style:family="text">
      <style:text-properties officeooo:rsid="00622f16"/>
    </style:style>
    <style:style style:name="T80" style:family="text">
      <style:text-properties officeooo:rsid="00640f7c"/>
    </style:style>
    <style:style style:name="T81" style:family="text">
      <style:text-properties officeooo:rsid="0064679e"/>
    </style:style>
    <style:style style:name="T82" style:family="text">
      <style:text-properties officeooo:rsid="00659644"/>
    </style:style>
    <style:style style:name="T83" style:family="text">
      <style:text-properties officeooo:rsid="006749f8"/>
    </style:style>
    <style:style style:name="T84" style:family="text">
      <style:text-properties officeooo:rsid="0068b4a4"/>
    </style:style>
    <style:style style:name="T85" style:family="text">
      <style:text-properties officeooo:rsid="0069e0d2"/>
    </style:style>
    <style:style style:name="T86" style:family="text">
      <style:text-properties officeooo:rsid="006b5acd"/>
    </style:style>
    <style:style style:name="T87" style:family="text">
      <style:text-properties officeooo:rsid="007028b0"/>
    </style:style>
    <style:style style:name="T88" style:family="text">
      <style:text-properties officeooo:rsid="0070b8c3"/>
    </style:style>
    <style:style style:name="T89" style:family="text">
      <style:text-properties officeooo:rsid="0070e3c6"/>
    </style:style>
    <style:style style:name="T90" style:family="text">
      <style:text-properties officeooo:rsid="00725e71"/>
    </style:style>
    <style:style style:name="T91" style:family="text">
      <style:text-properties officeooo:rsid="00734a91"/>
    </style:style>
    <style:style style:name="T92" style:family="text">
      <style:text-properties officeooo:rsid="0074b442"/>
    </style:style>
    <style:style style:name="T93" style:family="text">
      <style:text-properties officeooo:rsid="0075bf94"/>
    </style:style>
    <style:style style:name="T94" style:family="text">
      <style:text-properties officeooo:rsid="007ae92f"/>
    </style:style>
    <style:style style:name="T95" style:family="text">
      <style:text-properties officeooo:rsid="007c8b1b"/>
    </style:style>
    <style:style style:name="T96" style:family="text">
      <style:text-properties officeooo:rsid="007e4e5e"/>
    </style:style>
    <style:style style:name="T97" style:family="text">
      <style:text-properties officeooo:rsid="007f9194"/>
    </style:style>
    <style:style style:name="T98" style:family="text">
      <style:text-properties officeooo:rsid="007fe222"/>
    </style:style>
    <style:style style:name="T99" style:family="text">
      <style:text-properties officeooo:rsid="0081ab38"/>
    </style:style>
    <style:style style:name="T100" style:family="text">
      <style:text-properties officeooo:rsid="00833210"/>
    </style:style>
    <style:style style:name="T101" style:family="text">
      <style:text-properties officeooo:rsid="008344c1"/>
    </style:style>
    <style:style style:name="T102" style:family="text">
      <style:text-properties officeooo:rsid="0083a8fb"/>
    </style:style>
    <style:style style:name="T103" style:family="text">
      <style:text-properties officeooo:rsid="008605ce"/>
    </style:style>
    <style:style style:name="T104" style:family="text">
      <style:text-properties officeooo:rsid="00873375"/>
    </style:style>
    <style:style style:name="T105" style:family="text">
      <style:text-properties officeooo:rsid="00892e27"/>
    </style:style>
    <style:style style:name="T106" style:family="text">
      <style:text-properties officeooo:rsid="008a6691"/>
    </style:style>
    <style:style style:name="T107" style:family="text">
      <style:text-properties officeooo:rsid="008c4ed6"/>
    </style:style>
    <style:style style:name="T108" style:family="text">
      <style:text-properties officeooo:rsid="008fae53"/>
    </style:style>
    <style:style style:name="T109" style:family="text">
      <style:text-properties officeooo:rsid="0091aaf6"/>
    </style:style>
    <style:style style:name="T110" style:family="text">
      <style:text-properties officeooo:rsid="0091b6fa"/>
    </style:style>
    <style:style style:name="T111" style:family="text">
      <style:text-properties officeooo:rsid="009313d7"/>
    </style:style>
    <style:style style:name="T112" style:family="text">
      <style:text-properties officeooo:rsid="0094029f"/>
    </style:style>
    <style:style style:name="T113" style:family="text">
      <style:text-properties officeooo:rsid="0095a8ef"/>
    </style:style>
    <style:style style:name="T114" style:family="text">
      <style:text-properties officeooo:rsid="0096a141"/>
    </style:style>
    <style:style style:name="T115" style:family="text">
      <style:text-properties officeooo:rsid="0098ab2d"/>
    </style:style>
    <style:style style:name="T116" style:family="text">
      <style:text-properties officeooo:rsid="009a0ceb"/>
    </style:style>
    <style:style style:name="T117" style:family="text">
      <style:text-properties officeooo:rsid="009aa657"/>
    </style:style>
    <style:style style:name="T118" style:family="text">
      <style:text-properties officeooo:rsid="009bad37"/>
    </style:style>
    <style:style style:name="T119" style:family="text">
      <style:text-properties officeooo:rsid="009bda8c"/>
    </style:style>
    <style:style style:name="T120" style:family="text">
      <style:text-properties officeooo:rsid="009c1ca2"/>
    </style:style>
    <style:style style:name="T121" style:family="text">
      <style:text-properties officeooo:rsid="009d146d"/>
    </style:style>
    <style:style style:name="T122" style:family="text">
      <style:text-properties officeooo:rsid="009d71f8"/>
    </style:style>
    <style:style style:name="T123" style:family="text">
      <style:text-properties officeooo:rsid="009f62be"/>
    </style:style>
    <style:style style:name="T124" style:family="text">
      <style:text-properties officeooo:rsid="009fb3e1"/>
    </style:style>
    <style:style style:name="T125" style:family="text">
      <style:text-properties officeooo:rsid="00a02aa8"/>
    </style:style>
    <style:style style:name="T126" style:family="text">
      <style:text-properties officeooo:rsid="00a1c52f"/>
    </style:style>
    <style:style style:name="T127" style:family="text">
      <style:text-properties officeooo:rsid="00a2b4ee"/>
    </style:style>
    <style:style style:name="T128" style:family="text">
      <style:text-properties officeooo:rsid="00a3df28"/>
    </style:style>
    <style:style style:name="T129" style:family="text">
      <style:text-properties officeooo:rsid="00a4b1a5"/>
    </style:style>
    <style:style style:name="T130" style:family="text">
      <style:text-properties officeooo:rsid="00a67836"/>
    </style:style>
    <style:style style:name="T131" style:family="text">
      <style:text-properties officeooo:rsid="00a6b227"/>
    </style:style>
    <style:style style:name="T132" style:family="text">
      <style:text-properties officeooo:rsid="00a7bb81"/>
    </style:style>
    <style:style style:name="T133" style:family="text">
      <style:text-properties officeooo:rsid="00a93685"/>
    </style:style>
    <style:style style:name="T134" style:family="text">
      <style:text-properties officeooo:rsid="00a98c96"/>
    </style:style>
    <style:style style:name="T135" style:family="text">
      <style:text-properties officeooo:rsid="00aad59a"/>
    </style:style>
    <style:style style:name="T136" style:family="text">
      <style:text-properties officeooo:rsid="00aae2ea"/>
    </style:style>
    <style:style style:name="T137" style:family="text">
      <style:text-properties officeooo:rsid="00ab7fa2"/>
    </style:style>
    <style:style style:name="T138" style:family="text">
      <style:text-properties officeooo:rsid="00ab8199"/>
    </style:style>
    <style:style style:name="T139" style:family="text">
      <style:text-properties officeooo:rsid="00ad36c0"/>
    </style:style>
    <style:style style:name="T140" style:family="text">
      <style:text-properties officeooo:rsid="00ae263f"/>
    </style:style>
    <style:style style:name="T141" style:family="text">
      <style:text-properties officeooo:rsid="00afaf63"/>
    </style:style>
    <style:style style:name="T142" style:family="text">
      <style:text-properties officeooo:rsid="00b17c45"/>
    </style:style>
    <style:style style:name="T143" style:family="text">
      <style:text-properties officeooo:rsid="00b31d2f"/>
    </style:style>
    <style:style style:name="T144" style:family="text">
      <style:text-properties officeooo:rsid="00b3e9a0"/>
    </style:style>
    <style:style style:name="T145" style:family="text">
      <style:text-properties officeooo:rsid="00b448f9"/>
    </style:style>
    <style:style style:name="T146" style:family="text">
      <style:text-properties officeooo:rsid="00b81af8"/>
    </style:style>
    <style:style style:name="T147" style:family="text">
      <style:text-properties officeooo:rsid="00b87128"/>
    </style:style>
    <style:style style:name="T148" style:family="text">
      <style:text-properties officeooo:rsid="00b9c145"/>
    </style:style>
    <style:style style:name="T149" style:family="text">
      <style:text-properties officeooo:rsid="00ba46eb"/>
    </style:style>
    <style:style style:name="T150" style:family="text">
      <style:text-properties officeooo:rsid="00bf3c51"/>
    </style:style>
    <style:style style:name="T151" style:family="text">
      <style:text-properties officeooo:rsid="00c01e37"/>
    </style:style>
    <style:style style:name="T152" style:family="text">
      <style:text-properties officeooo:rsid="00c17530"/>
    </style:style>
    <style:style style:name="T153" style:family="text">
      <style:text-properties officeooo:rsid="00c2bc2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25049719" text:style-name="L1">
        <text:list-item>
          <text:p text:style-name="P1">-<text:span text:style-name="T65">357NC: </text:span>Old Earth launches Deimos colony ships that become the <text:span text:style-name="T16">human</text:span> Frontier.</text:p>
        </text:list-item>
        <text:list-item>
          <text:p text:style-name="P1">-<text:span text:style-name="T66">300NC: </text:span>Old Earth decays into <text:span text:style-name="T15">S</text:span>cratchdirt.</text:p>
        </text:list-item>
        <text:list-item>
          <text:p text:style-name="P1"><text:span text:style-name="T67">0NC: </text:span><text:span text:style-name="T17">The </text:span>Vell-os rescue humans from Scratchdirt to form the Manifest.</text:p>
        </text:list-item>
        <text:list-item>
          <text:p text:style-name="P1"><text:span text:style-name="T68">100NC: </text:span>Scratchdirt <text:span text:style-name="T18">is </text:span>forgotten about...</text:p>
        </text:list-item>
        <text:list-item>
          <text:p text:style-name="P1"><text:span text:style-name="T69">250NC: </text:span>Manifest ignores and bypasses the Frontier to build the Arcology Worlds.</text:p>
        </text:list-item>
        <text:list-item>
          <text:p text:style-name="P1"><text:span text:style-name="T72">2</text:span><text:span text:style-name="T74">75</text:span><text:span text:style-name="T70">NC: </text:span>Vell-os <text:span text:style-name="T20">d</text:span>eliver aid to the Frontier.</text:p>
        </text:list-item>
        <text:list-item>
          <text:p text:style-name="P1"><text:span text:style-name="T74">300</text:span><text:span text:style-name="T71">NC: </text:span><text:span text:style-name="T20">The </text:span>Vell-os <text:span text:style-name="T20">y</text:span>earn for the veil.</text:p>
        </text:list-item>
        <text:list-item>
          <text:p text:style-name="P1"><text:span text:style-name="T75">320</text:span><text:span text:style-name="T73">NC: </text:span>Vell-os <text:span text:style-name="T20">s</text:span>ponsors expedition and grants space to the <text:span text:style-name="T20">religious </text:span>Polaris.</text:p>
        </text:list-item>
        <text:list-item>
          <text:p text:style-name="P2"><text:span text:style-name="T76">340NC: </text:span><text:span text:style-name="T21">The </text:span>Manifest <text:span text:style-name="T21">re</text:span>discover<text:span text:style-name="T21">s</text:span> <text:span text:style-name="T21">the a</text:span>ntimatter star <text:span text:style-name="T21">in Sol </text:span>and use<text:span text:style-name="T21">s it</text:span> for weapons. <text:span text:style-name="T21">A </text:span>shield bubble <text:span text:style-name="T21">is </text:span>built <text:span text:style-name="T21">around it.</text:span></text:p>
        </text:list-item>
        <text:list-item>
          <text:p text:style-name="P1"><text:span text:style-name="T77">380NC: </text:span><text:span text:style-name="T64">The </text:span>Vell-os <text:span text:style-name="T64">e</text:span>xperiment on humans to create the Nephilim.</text:p>
        </text:list-item>
        <text:list-item>
          <text:p text:style-name="P1"><text:span text:style-name="T134">4</text:span><text:span text:style-name="T150">60</text:span><text:span text:style-name="T134">NC: </text:span>Manifest <text:span text:style-name="T22">r</text:span>ejects and attempts to control Nephilim.</text:p>
        </text:list-item>
        <text:list-item>
          <text:p text:style-name="P1"><text:span text:style-name="T78">500NC: </text:span>Vell-os <text:span text:style-name="T22">d</text:span>eclares war <text:span text:style-name="T22">on the Manifest</text:span> to correct <text:span text:style-name="T22">their </text:span>course as successors.</text:p>
        </text:list-item>
        <text:list-item>
          <text:p text:style-name="P1"><text:span text:style-name="T83">510NC: </text:span><text:span text:style-name="T23">The </text:span>Polaris <text:span text:style-name="T23">a</text:span>ttempt to sabotage <text:span text:style-name="T23">the</text:span> Manifest.</text:p>
        </text:list-item>
        <text:list-item>
          <text:p text:style-name="P1"><text:span text:style-name="T84">51</text:span><text:span text:style-name="T85">5</text:span><text:span text:style-name="T84">NC: </text:span><text:span text:style-name="T24">The </text:span>Nephilim <text:span text:style-name="T24">a</text:span>ssist with <text:span text:style-name="T24">the </text:span>counter-insurgency <text:span text:style-name="T24">against the </text:span>Polaris.</text:p>
        </text:list-item>
        <text:list-item>
          <text:p text:style-name="P16"><text:span text:style-name="T78">5</text:span><text:span text:style-name="T82">25</text:span><text:span text:style-name="T78">NC: </text:span><text:span text:style-name="T22">The Krypt-tokh is </text:span>founded for war.</text:p>
        </text:list-item>
        <text:list-item>
          <text:p text:style-name="P15"><text:span text:style-name="T79">5</text:span><text:span text:style-name="T81">40</text:span><text:span text:style-name="T79">NC: </text:span><text:span text:style-name="T55">The </text:span>Manifest <text:span text:style-name="T55">p</text:span>ulls from the spirit of the species to defeat <text:span text:style-name="T55">the Vell-os </text:span>in <text:span text:style-name="T56">a </text:span><text:span text:style-name="T57">military </text:span>campaign.</text:p>
        </text:list-item>
        <text:list-item>
          <text:p text:style-name="P1"><text:span text:style-name="T80">5</text:span><text:span text:style-name="T91">49</text:span><text:span text:style-name="T80">NC: </text:span><text:span text:style-name="T51">The </text:span>Vell-os <text:span text:style-name="T51">f</text:span>lee <text:span text:style-name="T51">their</text:span> massacre.</text:p>
        </text:list-item>
        <text:list-item>
          <text:p text:style-name="P17"><text:span text:style-name="T90">55</text:span><text:span text:style-name="T92">0</text:span><text:span text:style-name="T90">NC: </text:span><text:span text:style-name="T53">The </text:span>Krypt-tokh <text:span text:style-name="T53">i</text:span>nduces artificial supernovas to destroy <text:span text:style-name="T54">Manifest</text:span> transit hubs and causes <text:span text:style-name="T53">a</text:span> dark age. The <text:span text:style-name="T52">Manifest navy</text:span> uses secret supplies to carry on.</text:p>
        </text:list-item>
        <text:list-item>
          <text:p text:style-name="P14"><text:span text:style-name="T86">55</text:span><text:span text:style-name="T138">1</text:span><text:span text:style-name="T86">NC: </text:span><text:span text:style-name="T51">The </text:span>Polaris <text:span text:style-name="T51">h</text:span>elp t<text:span text:style-name="T51">he Vell-</text:span>o<text:span text:style-name="T51">s to</text:span> transcend beyond the veil.</text:p>
        </text:list-item>
        <text:list-item>
          <text:p text:style-name="P18"><text:span text:style-name="T94">55</text:span><text:span text:style-name="T138">2</text:span><text:span text:style-name="T95">NC</text:span><text:span text:style-name="T94">: </text:span><text:span text:style-name="T50">The </text:span>Vell-os <text:span text:style-name="T50">a</text:span>ttempt to <text:span text:style-name="T50">bring the</text:span> Krypt-tokh <text:span text:style-name="T50">beyond the veil.</text:span></text:p>
        </text:list-item>
        <text:list-item>
          <text:p text:style-name="P18"><text:span text:style-name="T96">55</text:span><text:span text:style-name="T139">3</text:span><text:span text:style-name="T96">NC: </text:span>Krypt-tokh <text:span text:style-name="T50">are e</text:span>jected from VeiledSpace. <text:span text:style-name="T50">Their</text:span> <text:span text:style-name="T50">b</text:span>odies disintegrate. <text:span text:style-name="T50">They become</text:span> <text:span text:style-name="T50">an amalgamate known as </text:span>Krypt.</text:p>
        </text:list-item>
        <text:list-item>
          <text:p text:style-name="P1"><text:span text:style-name="T97">55</text:span><text:span text:style-name="T139">4</text:span><text:span text:style-name="T97">NC: </text:span><text:span text:style-name="T50">A berserk </text:span>Krypt <text:span text:style-name="T97">consumes the planets in and around the L1551 Nebula to grow and expand.</text:span></text:p>
        </text:list-item>
        <text:list-item>
          <text:p text:style-name="P1"><text:span text:style-name="T98">55</text:span><text:span text:style-name="T139">5</text:span><text:span text:style-name="T98">NC: </text:span><text:span text:style-name="T52">The </text:span>Manifest construction fleet <text:span text:style-name="T58">s</text:span>uccessfully contains <text:span text:style-name="T58">the berserk Krypt </text:span>with Psionic Disruptors.</text:p>
        </text:list-item>
        <text:list-item>
          <text:p text:style-name="P20"><text:span text:style-name="T99">55</text:span><text:span text:style-name="T139">6</text:span><text:span text:style-name="T99">NC: </text:span>Remnants of <text:span text:style-name="T59">the Manifest construction fleet</text:span> settle on Hephaestus.</text:p>
        </text:list-item>
        <text:list-item>
          <text:p text:style-name="P19"><text:span text:style-name="T93">55</text:span><text:span text:style-name="T139">7</text:span><text:span text:style-name="T93">NC: </text:span><text:span text:style-name="T52">M</text:span>ost <text:span text:style-name="T52">Manifest </text:span>worlds become Fallen Worlds.</text:p>
        </text:list-item>
        <text:list-item>
          <text:p text:style-name="P30">560NC: <text:span text:style-name="T42">The </text:span><text:span text:style-name="T105">largest group of </text:span>Nephilim <text:span text:style-name="T42">s</text:span>ettle on the world of Athena in Forge.</text:p>
        </text:list-item>
        <text:list-item>
          <text:p text:style-name="P21"><text:span text:style-name="T102">575NC: </text:span><text:span text:style-name="T61">The Vell-os’ g</text:span>oopified bodies used for <text:span text:style-name="T61">Polaris </text:span>spaceships.</text:p>
        </text:list-item>
        <text:list-item>
          <text:p text:style-name="P1"><text:span text:style-name="T100">5</text:span><text:span text:style-name="T101">80</text:span><text:span text:style-name="T100">NC: </text:span><text:span text:style-name="T60">The </text:span>Frontier conquers <text:span text:style-name="T103">surrounding</text:span> Fallen Worlds to become the Human Reclaimers.</text:p>
        </text:list-item>
        <text:list-item>
          <text:p text:style-name="P1"><text:span text:style-name="T88">590NC: </text:span><text:span text:style-name="T61">The </text:span>Polaris <text:span text:style-name="T61">a</text:span>ttack Fallen Worlds <text:span text:style-name="T104">on their border</text:span> to rescue Nephilim <text:span text:style-name="T61">as a r</text:span>evenge for deicide. <text:span text:style-name="T61">They bring the telepaths back to their space.</text:span></text:p>
        </text:list-item>
        <text:list-item>
          <text:p text:style-name="P1"><text:span text:style-name="T87">600NC: </text:span>Krypt <text:span text:style-name="T62">r</text:span>egains <text:span text:style-name="T62">l</text:span>ucidity.</text:p>
        </text:list-item>
        <text:list-item>
          <text:p text:style-name="P1"><text:span text:style-name="T89">610NC: </text:span><text:span text:style-name="T49">The </text:span>Vell-os (beyond the veil) <text:span text:style-name="T49">s</text:span>hatter <text:span text:style-name="T49">the</text:span> human Kadmon <text:span text:style-name="T49">and are</text:span> imprisoned by Gazers.</text:p>
        </text:list-item>
        <text:list-item>
          <text:p text:style-name="P1"><text:span text:style-name="T107">620NC: </text:span><text:span text:style-name="T37">The </text:span>Polaris <text:span text:style-name="T37">begin a b</text:span>loodfeud with <text:span text:style-name="T37">the</text:span> Wraith.</text:p>
        </text:list-item>
        <text:list-item>
          <text:p text:style-name="P1"><text:span text:style-name="T110">6</text:span><text:span text:style-name="T111">5</text:span><text:span text:style-name="T112">1</text:span><text:span text:style-name="T110">NC: </text:span><text:span text:style-name="T46">The </text:span>Sliver used by <text:span text:style-name="T46">the </text:span>Manifest to wage war on Vell-os settles over Earth.</text:p>
        </text:list-item>
        <text:list-item>
          <text:p text:style-name="P23"><text:span text:style-name="T117">690</text:span><text:span text:style-name="T115">NC: </text:span>Iuso pacifies the Polaris, <text:span text:style-name="T48">who were waging civil war,</text:span> and institutes the caste system.</text:p>
        </text:list-item>
        <text:list-item>
          <text:p text:style-name="P22"><text:span text:style-name="T106">700NC: </text:span><text:span text:style-name="T43">The</text:span> Reclaimers attack the world of Hephaestus.</text:p>
        </text:list-item>
        <text:list-item>
          <text:p text:style-name="P22"><text:span text:style-name="T108">7</text:span><text:span text:style-name="T109">01</text:span><text:span text:style-name="T108">NC: </text:span><text:span text:style-name="T44">The </text:span>Nephilim <text:span text:style-name="T44">p</text:span>rotect Hephaestus <text:span text:style-name="T45">and</text:span> become venerated as Olympians.</text:p>
        </text:list-item>
        <text:list-item>
          <text:p text:style-name="P1"><text:span text:style-name="T113">70</text:span><text:span text:style-name="T114">2</text:span><text:span text:style-name="T113">NC: </text:span>Hephaestus <text:span text:style-name="T47">f</text:span>orms <text:span text:style-name="T47">a </text:span>protective <text:span text:style-name="T47">g</text:span>overnment <text:span text:style-name="T47">for the region</text:span> together with <text:span text:style-name="T47">the</text:span> Olympians.</text:p>
        </text:list-item>
        <text:list-item>
          <text:p text:style-name="P1"><text:span text:style-name="T116">7</text:span><text:span text:style-name="T118">2</text:span><text:span text:style-name="T116">0NC: </text:span><text:span text:style-name="T41">The </text:span>Polaris <text:span text:style-name="T41">a</text:span>ttack <text:span text:style-name="T41">the</text:span> Reclaimers to rescue serfs <text:span text:style-name="T41">with a </text:span>philanthrop<text:span text:style-name="T41">ic motive</text:span> <text:span text:style-name="T41">and brings them to Tre’ar Helonis.</text:span></text:p>
        </text:list-item>
        <text:list-item>
          <text:p text:style-name="P13"><text:span text:style-name="T119">721NC: </text:span><text:span text:style-name="T29">The</text:span> Reclaimers conquer an Arcology World to become the Dominion.</text:p>
        </text:list-item>
        <text:list-item>
          <text:p text:style-name="P12"><text:soft-page-break/><text:span text:style-name="T120">722NC: </text:span><text:span text:style-name="T41">The Nil’kemorya keenly feel their l</text:span>osses <text:span text:style-name="T41">and now</text:span> refuse to fall for anything but the good of the Polaris.</text:p>
        </text:list-item>
        <text:list-item>
          <text:p text:style-name="P10"><text:span text:style-name="T121">731NC: </text:span><text:span text:style-name="T26">The </text:span>Dominion <text:span text:style-name="T26">k</text:span>ing attacks <text:span text:style-name="T26">the Overwatch and </text:span>dies.</text:p>
        </text:list-item>
        <text:list-item>
          <text:p text:style-name="P1"><text:span text:style-name="T122">750NC: </text:span><text:span text:style-name="T27">The</text:span> Dominion Queen conquers <text:span text:style-name="T27">the </text:span>remaining Arcology Worlds.</text:p>
        </text:list-item>
        <text:list-item>
          <text:p text:style-name="P24"><text:span text:style-name="T127">760NC: </text:span><text:span text:style-name="T1">Hephaestus is renamed Terra </text:span><text:span text:style-name="T14">as the capital of the </text:span><text:span text:style-name="T1">Terran Overwatch.</text:span></text:p>
        </text:list-item>
        <text:list-item>
          <text:p text:style-name="P1"><text:span text:style-name="T123">800NC: </text:span><text:span text:style-name="T28">The </text:span>Fallen Worlds <text:span text:style-name="T28">and</text:span> the Arcology Worlds <text:span text:style-name="T28">wage civil war</text:span> to reform the Dominion.</text:p>
        </text:list-item>
        <text:list-item>
          <text:p text:style-name="P1"><text:span text:style-name="T124">820NC: </text:span><text:span text:style-name="T30">The</text:span> Dominion <text:span text:style-name="T30">is </text:span>split into 5 families: Tekel, Vella, Dani, Heraan and Moash, <text:span text:style-name="T31">named for their respective Arcology World.</text:span></text:p>
        </text:list-item>
        <text:list-item>
          <text:p text:style-name="P1"><text:span text:style-name="T125">821NC: </text:span><text:span text:style-name="T32">A </text:span>Vesper Royal <text:span text:style-name="T126">retreats into</text:span> exile <text:span text:style-name="T32">and becomes a Ronin warrior</text:span>.</text:p>
        </text:list-item>
        <text:list-item>
          <text:p text:style-name="P1"><text:span text:style-name="T128">822NC: </text:span><text:span text:style-name="T14">The </text:span>Overwatch <text:span text:style-name="T14">a</text:span>ttacks and occupies Unity after <text:span text:style-name="T129">the </text:span><text:span text:style-name="T14">Dominion’s</text:span> defeat in <text:span text:style-name="T130">their </text:span>civil war.</text:p>
        </text:list-item>
        <text:list-item>
          <text:p text:style-name="P1"><text:span text:style-name="T131">823NC: </text:span><text:span text:style-name="T14">Families </text:span>Dani and <text:span text:style-name="T1">Heraan</text:span> <text:span text:style-name="T14">d</text:span>rive <text:span text:style-name="T14">the Overwatch</text:span> off for violating <text:span text:style-name="T14">their airspace, at the urging of a man named </text:span>Vanadian Aurora.</text:p>
        </text:list-item>
        <text:list-item>
          <text:p text:style-name="P1"><text:span text:style-name="T132">825NC: </text:span><text:span text:style-name="T14">The </text:span>Tekel, Vella, Dani, Heraan and Moash families become houses in unified Empire, meeting on Unity, <text:span text:style-name="T38">renamed</text:span> Aurora.</text:p>
        </text:list-item>
        <text:list-item>
          <text:p text:style-name="P1"><text:span text:style-name="T133">8</text:span><text:span text:style-name="T137">28</text:span><text:span text:style-name="T133">NC: </text:span>Overwatch <text:span text:style-name="T25">m</text:span>ember worlds demand representation after crushing defeat. <text:span text:style-name="T25">The</text:span> Federation of United Planets <text:span text:style-name="T25">is formed.</text:span></text:p>
        </text:list-item>
        <text:list-item>
          <text:p text:style-name="P25"><text:span text:style-name="T137">830NC: </text:span><text:span text:style-name="T63">The </text:span>Ronin Vesper <text:span text:style-name="T63">p</text:span>erpetuates first Pirate uprising <text:span text:style-name="T63">on the </text:span>Auroran Empire <text:span text:style-name="T63">and the</text:span> Federation of United Planets.</text:p>
        </text:list-item>
        <text:list-item>
          <text:p text:style-name="P25"><text:span text:style-name="T137">840NC: </text:span><text:span text:style-name="T33">House Dani slays the Vesper </text:span>Royal in battle, <text:span text:style-name="T33">ending the first Pirate uprising.</text:span> </text:p>
        </text:list-item>
        <text:list-item>
          <text:p text:style-name="P25"><text:span text:style-name="T137">850NC: </text:span><text:span text:style-name="T36">The </text:span>Federation of United Planets <text:span text:style-name="T36">s</text:span>ends <text:span text:style-name="T36">a</text:span> diplomatic envoy <text:span text:style-name="T36">to the</text:span> Polaris.</text:p>
        </text:list-item>
        <text:list-item>
          <text:p text:style-name="P25"><text:span text:style-name="T137">851NC: </text:span>Polaris <text:span text:style-name="T36">destroy the envoy of the</text:span> Federation of United Planets.</text:p>
        </text:list-item>
        <text:list-item>
          <text:p text:style-name="P1"><text:span text:style-name="T140">875NC: </text:span><text:span text:style-name="T33">The </text:span>Auroran Empire invade<text:span text:style-name="T33">s the</text:span> Federation of United Planets,</text:p>
        </text:list-item>
        <text:list-item>
          <text:p text:style-name="P1"><text:span text:style-name="T141">876NC: </text:span><text:span text:style-name="T33">The </text:span>Olympians <text:span text:style-name="T33">w</text:span>arp Auroran perceptions to engender civil war.</text:p>
        </text:list-item>
        <text:list-item>
          <text:p text:style-name="P11"><text:span text:style-name="T142">8</text:span><text:span text:style-name="T143">80</text:span><text:span text:style-name="T142">NC: </text:span><text:span text:style-name="T34">The s</text:span>econd Auroran <text:span text:style-name="T34">c</text:span>ivil <text:span text:style-name="T34">w</text:span>ar <text:span text:style-name="T34">occurs with </text:span><text:span text:style-name="T35">the </text:span><text:span text:style-name="T34">Heraan, Vella and Ronin fighting the</text:span> Dani, Moash <text:span text:style-name="T34">and</text:span> Tekel.</text:p>
        </text:list-item>
        <text:list-item>
          <text:p text:style-name="P1"><text:span text:style-name="T144">885NC: </text:span><text:span text:style-name="T39">The </text:span>Federation of United Planets <text:span text:style-name="T39">expands their navy </text:span><text:span text:style-name="T40">in preparation for a future attack on the Aurorans.</text:span></text:p>
        </text:list-item>
        <text:list-item>
          <text:p text:style-name="P1"><text:span text:style-name="T146">920NC: </text:span><text:span text:style-name="T19">The</text:span> Federation <text:span text:style-name="T19">begins their </text:span>counter-attack <text:span text:style-name="T19">on the </text:span>Auroran Empire.</text:p>
        </text:list-item>
        <text:list-item>
          <text:p text:style-name="P1"><text:span text:style-name="T148">925NC: </text:span><text:span text:style-name="T19">All five </text:span>Houses reunite to <text:span text:style-name="T19">fight the Feds.</text:span></text:p>
        </text:list-item>
        <text:list-item>
          <text:p text:style-name="P1"><text:span text:style-name="T149">930NC: </text:span><text:span text:style-name="T19">The </text:span>Auroran Empire <text:span text:style-name="T19">repels the Feds.</text:span></text:p>
        </text:list-item>
        <text:list-item>
          <text:p text:style-name="P27"><text:span text:style-name="T150">9</text:span><text:span text:style-name="T10">50NC: The Federation blames spies</text:span> for <text:span text:style-name="T10">their</text:span> loss <text:span text:style-name="T10">against the Aurorans and a </text:span>counter-insurgency <text:span text:style-name="T10">named the Bureau of Internal Investigation is</text:span> established.</text:p>
        </text:list-item>
        <text:list-item>
          <text:p text:style-name="P26"><text:span text:style-name="T136">9</text:span><text:span text:style-name="T147">5</text:span><text:span text:style-name="T136">0NC: </text:span>The Olympians forget their origins.</text:p>
        </text:list-item>
        <text:list-item>
          <text:p text:style-name="P26"><text:span text:style-name="T145">9</text:span><text:span text:style-name="T147">75</text:span><text:span text:style-name="T145">NC: </text:span>Sol contains nomads, tradespeople and trade syndicates. The Sliver ignores them all.</text:p>
        </text:list-item>
        <text:list-item>
          <text:p text:style-name="P27"><text:span text:style-name="T12">10</text:span><text:span text:style-name="T150">00</text:span><text:span text:style-name="T12">NC: </text:span>Kangaroo trials <text:span text:style-name="T12">become pervasive in the </text:span>Federation of United Planets.</text:p>
        </text:list-item>
        <text:list-item>
          <text:p text:style-name="P27"><text:span text:style-name="T12">10</text:span><text:span text:style-name="T150">05</text:span><text:span text:style-name="T12">NC: </text:span>The Olympians assist the Bureau in conducting <text:span text:style-name="T12">the </text:span>Kangaroo courts.</text:p>
        </text:list-item>
        <text:list-item>
          <text:p text:style-name="P1"><text:span text:style-name="T12">1047NC: The Auroran</text:span> Emperor <text:span text:style-name="T12">is</text:span> petitioned to rescue missing Frontierspeople from <text:span text:style-name="T12">the</text:span> Polaris. <text:span text:style-name="T12">He r</text:span>efuses. Tekel accepts.</text:p>
        </text:list-item>
        <text:list-item>
          <text:p text:style-name="P1"><text:span text:style-name="T12">1048NC: Tekel launches a convoy that a</text:span>ttempts to rescue people <text:span text:style-name="T12">from Tre’ar Helonis.</text:span></text:p>
        </text:list-item>
        <text:list-item>
          <text:p text:style-name="P1"><text:span text:style-name="T12">1048NC: The Polaris destroy the Tekel c</text:span>onvoy, with losses.</text:p>
        </text:list-item>
        <text:list-item>
          <text:p text:style-name="P1"><text:span text:style-name="T12">1049NC: </text:span>Unwilling to accept defeat, the rest of the Empire joins in.</text:p>
        </text:list-item>
        <text:list-item>
          <text:p text:style-name="P3"><text:span text:style-name="T12">1051NC: A</text:span>ware of the <text:span text:style-name="T12">inevitability</text:span> of another Auroran invasion, the Polaris <text:span text:style-name="T12">u</text:span>rgently upgrade their warships to the 4th gen<text:span text:style-name="T12">eration.</text:span></text:p>
        </text:list-item>
        <text:list-item>
          <text:p text:style-name="P3"><text:span text:style-name="T10">10</text:span><text:span text:style-name="T12">57</text:span><text:span text:style-name="T10">NC: The Auroran Empire p</text:span>repares for a fullscale invasion <text:span text:style-name="T10">of the Polaris.</text:span></text:p>
        </text:list-item>
        <text:list-item>
          <text:p text:style-name="P3"><text:span text:style-name="T12">1058NC: </text:span>The Polaris <text:span text:style-name="T10">c</text:span>ommit to a devastating alpha strike on the Auroran homeworlds.</text:p>
        </text:list-item>
        <text:list-item>
          <text:p text:style-name="P3"><text:span text:style-name="T11">10</text:span><text:span text:style-name="T12">60</text:span><text:span text:style-name="T11">NC: The Bureau f</text:span>unds Pirates to weaken <text:span text:style-name="T11">the</text:span> Aurorans.</text:p>
        </text:list-item>
        <text:list-item>
          <text:p text:style-name="P3"><text:span text:style-name="T10">11</text:span><text:span text:style-name="T12">65</text:span><text:span text:style-name="T10">NC: The Bureau-funded Pirate Lord</text:span> <text:span text:style-name="T10">p</text:span>erpetuates <text:span text:style-name="T10">the </text:span>second Pirate uprising.</text:p>
        </text:list-item>
        <text:list-item>
          <text:p text:style-name="P1"><text:soft-page-break/><text:span text:style-name="T9">1</text:span><text:span text:style-name="T10">0</text:span><text:span text:style-name="T12">70</text:span><text:span text:style-name="T9">NC: </text:span>The Bureau <text:span text:style-name="T9">executes</text:span> <text:span text:style-name="T9">the Pirate Lord</text:span> with Olympian help when <text:span text:style-name="T9">their support becomes common knowledge.</text:span></text:p>
        </text:list-item>
        <text:list-item>
          <text:p text:style-name="P28"><text:span text:style-name="T151">1071NC: To regain face from their defeat by the Polaris, the Auroran Empire initiates </text:span><text:span text:style-name="T153">an invasion of the Federation.</text:span></text:p>
        </text:list-item>
        <text:list-item>
          <text:p text:style-name="P31">1072NC: Imitating the Polaris, the Federation attempts strikes behind Auroran lines.</text:p>
        </text:list-item>
        <text:list-item>
          <text:p text:style-name="P31">1073NC: The Aurorans respond by striking behind Federation lines.</text:p>
        </text:list-item>
        <text:list-item>
          <text:p text:style-name="P31">1080NC: The third Federation/Auroran war peters out into border skirmishes as each side reserves their forces to protect worlds they already hold.</text:p>
        </text:list-item>
        <text:list-item>
          <text:p text:style-name="P29"><text:span text:style-name="T7">1</text:span><text:span text:style-name="T152">090</text:span><text:span text:style-name="T8">NC</text:span><text:span text:style-name="T7">: House Moash d</text:span>efeats <text:span text:style-name="T7">House Heraan </text:span>in a Great Invasion. Only through treachery do the Heraani reclaim their homeland.</text:p>
        </text:list-item>
        <text:list-item>
          <text:p text:style-name="P4"><text:span text:style-name="T8">109</text:span><text:span text:style-name="T152">5</text:span><text:span text:style-name="T8">NC: </text:span>Due to the influence of their shard, the Aurorans forget that Aurora was never Earth.</text:p>
        </text:list-item>
        <text:list-item>
          <text:p text:style-name="P4"><text:span text:style-name="T8">1110NC: </text:span>Unions <text:span text:style-name="T8">are</text:span> outlawed <text:span text:style-name="T8">in the Federation of United Planets.</text:span></text:p>
        </text:list-item>
        <text:list-item>
          <text:p text:style-name="P1"><text:span text:style-name="T6">1115NC: </text:span>Due to the influence of their shard, the Polaris forget that Kel’ariy was never Earth.<text:span text:style-name="T13">t</text:span></text:p>
        </text:list-item>
        <text:list-item>
          <text:p text:style-name="P5"><text:span text:style-name="T3">1120NC: </text:span>Association of Free Traders established to advocate for the rights of space traders.</text:p>
        </text:list-item>
        <text:list-item>
          <text:p text:style-name="P6"><text:span text:style-name="T5">1130NC: A Federation of United Planets</text:span> <text:span text:style-name="T5">m</text:span>ilitary task force <text:span text:style-name="T5">is</text:span> sent to liberate dead worlds <text:span text:style-name="T5">from the Polaris</text:span>. It is never heard from again. </text:p>
        </text:list-item>
        <text:list-item>
          <text:p text:style-name="P1"><text:span text:style-name="T3">113</text:span><text:span text:style-name="T13">7</text:span><text:span text:style-name="T3">NC: House Moash is c</text:span>rowned First Family.</text:p>
        </text:list-item>
        <text:list-item>
          <text:p text:style-name="P7"><text:span text:style-name="T3">1140NC:</text:span> Due to the influence of their shard, the Federation of United Planets <text:span text:style-name="T4">forgets</text:span> that Terra was never Earth.</text:p>
        </text:list-item>
        <text:list-item>
          <text:p text:style-name="P8"><text:span text:style-name="T3">1150NC: </text:span>Association fleet destroyed after being sold out by their own to the Federation. Organization retooled as space pirate Guild by traitor.</text:p>
        </text:list-item>
        <text:list-item>
          <text:p text:style-name="P8"><text:span text:style-name="T3">1160NC: The </text:span>Free Traders <text:span text:style-name="T3">p</text:span>erpetuate <text:span text:style-name="T3">the</text:span> third Pirate uprising. McGowan <text:span text:style-name="T3">is</text:span> still at large.</text:p>
        </text:list-item>
        <text:list-item>
          <text:p text:style-name="P1"><text:span text:style-name="T2">1165NC:</text:span> A complete circle of defensive battlestations is built around Polaris space. Nothing gets in or out without them knowing.</text:p>
        </text:list-item>
        <text:list-item>
          <text:p text:style-name="P9"><text:span text:style-name="T2">1172NC:</text:span> The Rebellion forms due to the abuses of the Bureau. Merrol secedes from the Federation.</text:p>
        </text:list-item>
        <text:list-item>
          <text:p text:style-name="P1"><text:span text:style-name="T2">1177NC:</text:span> The hero is kicked out of their home.</text:p>
        </text:list-item>
        <text:list-item>
          <text:p text:style-name="P1"><text:span text:style-name="T2">600-1117NC:</text:span> <text:span text:style-name="T2">Krypt has had </text:span><text:span text:style-name="T135">half a millenia</text:span> of mental development <text:span text:style-name="T2">and has become fey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18:31:02.603000000</meta:creation-date>
    <dc:date>2024-03-02T20:53:23.371000000</dc:date>
    <meta:editing-duration>PT6H33M33S</meta:editing-duration>
    <meta:editing-cycles>175</meta:editing-cycles>
    <meta:generator>LibreOffice/7.4.2.3$Windows_X86_64 LibreOffice_project/382eef1f22670f7f4118c8c2dd222ec7ad009daf</meta:generator>
    <meta:document-statistic meta:table-count="0" meta:image-count="0" meta:object-count="0" meta:page-count="3" meta:paragraph-count="94" meta:word-count="1337" meta:character-count="8207" meta:non-whitespace-character-count="7056"/>
  </office:meta>
</office:document-meta>
</file>